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8000000080EDA77F49.png"/>
  <manifest:file-entry manifest:media-type="image/png" manifest:full-path="Pictures/100000000000008000000080EE0AF942.png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svg:stroke-width="0.05cm" svg:stroke-color="#ff0000" draw:marker-start-width="0.275cm" draw:marker-end-width="0.275cm" draw:fill="none" draw:fill-color="#ff0000" draw:opacity="50%" draw:textarea-horizontal-align="justify" draw:textarea-vertical-align="middle" draw:auto-grow-height="false" fo:padding-top="0.15cm" fo:padding-bottom="0.15cm" fo:padding-left="0.275cm" fo:padding-right="0.275cm" draw:shadow-opacity="50%"/>
    </style:style>
    <style:style style:name="gr5" style:family="graphic" style:parent-style-name="standard">
      <style:graphic-properties svg:stroke-width="0.05cm" svg:stroke-color="#ff0000" draw:marker-start-width="0.275cm" draw:marker-end-width="0.275cm" draw:fill="none" draw:fill-color="#800000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svg:stroke-color="#ff0000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397cm"/>
    </style:style>
    <style:style style:name="gr8" style:family="graphic" style:parent-style-name="standard">
      <style:graphic-properties draw:stroke="none" svg:stroke-color="#000000" draw:fill="none" draw:fill-color="#ffffff" fo:min-height="0.373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frame draw:style-name="gr1" draw:text-style-name="P1" draw:layer="layout" svg:width="3.186cm" svg:height="3.186cm" svg:x="7.769cm" svg:y="3.114cm">
          <draw:image xlink:href="Pictures/100000000000008000000080EE0AF942.png" xlink:type="simple" xlink:show="embed" xlink:actuate="onLoad">
            <text:p/>
          </draw:image>
        </draw:frame>
        <draw:frame draw:style-name="gr2" draw:layer="layout" svg:width="3.737cm" svg:height="3.737cm" svg:x="13.492cm" svg:y="2.76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3" draw:text-style-name="P1" draw:layer="layout" svg:width="2cm" svg:height="1cm" svg:x="5.475cm" svg:y="4.26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0.5cm" svg:height="0.5cm" svg:x="9.176cm" svg:y="4.4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5.528cm" svg:height="5.894cm" svg:x="12.626cm" svg:y="1.6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" draw:layer="layout" svg:x1="9.936cm" svg:y1="4.706cm" svg:x2="12.476cm" svg:y2="4.706cm">
          <text:p/>
        </draw:line>
        <draw:frame draw:style-name="gr7" draw:text-style-name="P2" draw:layer="layout" svg:width="3.038cm" svg:height="0.683cm" svg:x="2.092cm" svg:y="6.525cm">
          <draw:text-box>
            <text:p><text:span text:style-name="T1">Edge feature</text:span></text:p>
          </draw:text-box>
        </draw:frame>
        <draw:frame draw:style-name="gr7" draw:text-style-name="P2" draw:layer="layout" svg:width="5.055cm" svg:height="0.683cm" svg:x="7.197cm" svg:y="6.526cm">
          <draw:text-box>
            <text:p><text:span text:style-name="T1">Difference of Gaussian</text:span></text:p>
          </draw:text-box>
        </draw:frame>
        <draw:frame draw:style-name="gr8" draw:text-style-name="P2" draw:layer="layout" svg:width="3.86cm" svg:height="0.683cm" svg:x="13.696cm" svg:y="7.595cm">
          <draw:text-box>
            <text:p><text:span text:style-name="T1">3x3 values</text:span></text:p>
          </draw:text-box>
        </draw:frame>
        <draw:frame draw:style-name="gr1" draw:text-style-name="P1" draw:layer="layout" svg:width="3.263cm" svg:height="3.263cm" svg:x="2cm" svg:y="3cm">
          <draw:image xlink:href="Pictures/100000000000008000000080EDA77F49.png" xlink:type="simple" xlink:show="embed" xlink:actuate="onLoad">
            <text:p/>
          </draw:image>
        </draw:fram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ghia </meta:initial-creator>
    <meta:creation-date>2012-02-03T22:09:06</meta:creation-date>
    <dc:date>2012-02-03T23:46:11</dc:date>
    <dc:creator>Nghia </dc:creator>
    <meta:editing-duration>PT30M44S</meta:editing-duration>
    <meta:editing-cycles>5</meta:editing-cycles>
    <meta:generator>LibreOffice/3.4$Unix LibreOffice_project/340m1$Build-402</meta:generator>
    <meta:document-statistic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25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fo:border-bottom="0.99pt solid #000000" style:text-align-source="fix" style:repeat-content="false" fo:border-left="0.99pt solid #000000" fo:border-right="0.99pt solid #000000" fo:border-top="0.51pt solid #000000" style:vertical-align="middle"/>
      <style:paragraph-properties fo:text-align="center"/>
    </style:style>
    <style:style style:name="ce2" style:family="table-cell" style:parent-style-name="Default" style:data-style-name="N2">
      <style:table-cell-properties style:text-align-source="fix" style:repeat-content="false" fo:border="0.99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float" office:value="-4.2799">
            <text:p>-4.28</text:p>
          </table:table-cell>
          <table:table-cell table:style-name="ce1" office:value-type="float" office:value="26.0527">
            <text:p>26.05</text:p>
          </table:table-cell>
          <table:table-cell table:style-name="ce1" office:value-type="float" office:value="47.7668">
            <text:p>47.77</text:p>
          </table:table-cell>
        </table:table-row>
        <table:table-row table:style-name="ro1">
          <table:table-cell office:value-type="float" office:value="-2.5031">
            <text:p>-2.50</text:p>
          </table:table-cell>
          <table:table-cell office:value-type="float" office:value="27.0006">
            <text:p>27.00</text:p>
          </table:table-cell>
          <table:table-cell office:value-type="float" office:value="48.803">
            <text:p>48.80</text:p>
          </table:table-cell>
        </table:table-row>
        <table:table-row table:style-name="ro1">
          <table:table-cell office:value-type="float" office:value="-1.8338">
            <text:p>-1.83</text:p>
          </table:table-cell>
          <table:table-cell office:value-type="float" office:value="29.1006">
            <text:p>29.10</text:p>
          </table:table-cell>
          <table:table-cell office:value-type="float" office:value="50.4158">
            <text:p>50.42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3">03/02/2012</text:date>, <text:time>23:4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